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Cascadia Code" svg:font-family="'Cascadia Code'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font-name="Impac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Impact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74pt solid #ffff00" fo:border-right="0.74pt solid #ffff00" fo:border-top="none"/>
      <style:paragraph-properties fo:text-align="center" fo:margin-left="0cm"/>
      <style:text-properties style:font-name="Impac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style:font-name="Impact"/>
    </style:style>
    <style:style style:name="ce6" style:family="table-cell" style:parent-style-name="Default">
      <style:table-cell-properties fo:background-color="#000000"/>
      <style:text-properties style:font-name="Bahnschrift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2" table:number-columns-repeated="2"/>
          <table:table-cell table:style-name="ce1" table:number-columns-repeated="3"/>
        </table:table-row>
        <table:table-row table:style-name="ro2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6" office:value-type="string" calcext:value-type="string">
            <text:p>Jazz London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6" office:value-type="string" calcext:value-type="string">
            <text:p>WBUR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6" office:value-type="string" calcext:value-type="string">
            <text:p>BBC 3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6" office:value-type="string" calcext:value-type="string">
            <text:p>BBC 4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6" office:value-type="string" calcext:value-type="string">
            <text:p>BBC 5 Live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6" office:value-type="string" calcext:value-type="string">
            <text:p>BBC 6 Music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6" office:value-type="string" calcext:value-type="string">
            <text:p>BBC World Service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6" office:value-type="string" calcext:value-type="string">
            <text:p>HBR1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5"/>
          <table:table-cell table:style-name="ce6" office:value-type="string" calcext:value-type="string">
            <text:p>Nightride FM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6" office:value-type="string" calcext:value-type="string">
            <text:p>Chillsynth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3" office:value-type="float" office:value="11" calcext:value-type="float">
            <text:p>11</text:p>
          </table:table-cell>
          <table:table-cell table:style-name="ce5"/>
          <table:table-cell table:style-name="ce6" office:value-type="string" calcext:value-type="string">
            <text:p>UK 1940s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6" office:value-type="string" calcext:value-type="string">
            <text:p>Cbeebies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3" office:value-type="float" office:value="13" calcext:value-type="float">
            <text:p>13</text:p>
          </table:table-cell>
          <table:table-cell table:style-name="ce5"/>
          <table:table-cell table:style-name="ce6" office:value-type="string" calcext:value-type="string">
            <text:p>Chill MP3</text:p>
          </table:table-cell>
          <table:table-cell table:style-name="ce1" table:number-columns-repeated="2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3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Cascadia Code" svg:font-family="'Cascadia Code'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4T09:48:04.402000000</meta:creation-date>
    <dc:date>2023-08-24T10:02:39.423000000</dc:date>
    <meta:editing-duration>PT14M39S</meta:editing-duration>
    <meta:editing-cycles>1</meta:editing-cycles>
    <meta:document-statistic meta:table-count="1" meta:cell-count="26" meta:object-count="0"/>
    <meta:generator>LibreOffice/7.4.2.3$Windows_X86_64 LibreOffice_project/382eef1f22670f7f4118c8c2dd222ec7ad009daf</meta:generator>
  </office:meta>
</office:document-meta>
</file>